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3_18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. M. Fleischma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y 21, 1891</text:p>
      <text:p text:style-name="P6">Month<text:tab/><text:tab/><text:tab/><text:tab/><text:tab/><text:tab/>May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OFFICE OF THE SUPERINTENDENT./</text:p>
      <text:p text:style-name="P2">The Jewish Foster Home &amp; Orphan Asylum/</text:p>
      <text:p text:style-name="P2">Of Philadelphia./</text:p>
      <text:p text:style-name="P4">Germantown, May 21st 1891/</text:p>
      <text:p text:style-name="P3">My Dear Mr. Morais./</text:p>
      <text:p text:style-name="P3"><text:tab/>I am in receipt of your/ letter informing me of Mr. Marcus' present to/ the Foster Home. <text:s/>Our wagon comes to the/ city every Wednesday, and I will instruct/ our driver to call at your house next week./ <text:s/>I shall also make suitable acknowlegement[sic!]/ to the kind donor. <text:s/>With kind regards to you/ &amp; your dear family and trusting that you/ will soon favor us with your presence/ I am/ Yours very truly/ S M Fleischma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4:43:44.83</meta:creation-date>
    <dc:date>2011-11-23T14:47:16.23</dc:date>
    <dc:creator>Penn Libraries</dc:creator>
    <meta:editing-duration>PT00H03M3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6" meta:word-count="263" meta:character-count="1818"/>
  </office:meta>
</office:document-meta>
</file>